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P1" style:family="paragraph" style:parent-style-name="Standard">
      <style:text-properties fo:font-style="normal" style:text-underline-style="none" fo:font-weight="bold" officeooo:rsid="0010ebc3" officeooo:paragraph-rsid="0010ebc3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style:text-underline-style="none" fo:font-weight="bold" officeooo:rsid="00126aac" officeooo:paragraph-rsid="00126aac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style:text-underline-style="none" fo:font-weight="bold" officeooo:rsid="00126aac" officeooo:paragraph-rsid="0014eaa6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style:text-underline-style="none" fo:font-weight="bold" officeooo:rsid="00126aac" officeooo:paragraph-rsid="0016ab4f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style:text-underline-style="none" fo:font-weight="bold" officeooo:rsid="0016ab4f" officeooo:paragraph-rsid="0016ab4f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style:text-underline-style="none" fo:font-weight="bold" officeooo:rsid="0018ab6c" officeooo:paragraph-rsid="0018ab6c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style:text-underline-style="none" fo:font-weight="bold" officeooo:rsid="001d4223" officeooo:paragraph-rsid="001d4223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none" fo:font-weight="bold" officeooo:rsid="001f3fd2" officeooo:paragraph-rsid="001f3fd2" style:font-style-asian="normal" style:font-weight-asian="bold" style:font-style-complex="normal" style:font-weight-complex="bold"/>
    </style:style>
    <style:style style:name="T1" style:family="text">
      <style:text-properties officeooo:rsid="0014eaa6"/>
    </style:style>
    <style:style style:name="T2" style:family="text">
      <style:text-properties officeooo:rsid="0016ab4f"/>
    </style:style>
    <style:style style:name="T3" style:family="text">
      <style:text-properties officeooo:rsid="001a0f9f"/>
    </style:style>
    <style:style style:name="T4" style:family="text">
      <style:text-properties officeooo:rsid="001bc57c"/>
    </style:style>
    <style:style style:name="T5" style:family="text">
      <style:text-properties officeooo:rsid="001f3f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<text:span text:style-name="T3">7</text:span>: ping -c 10 -s 100000 -d 127.0.0.1</text:p>
      <text:p text:style-name="P2">Q<text:span text:style-name="T3">6</text:span> a: sudo traceroute -I <text:a xlink:type="simple" xlink:href="http://www.iiith.ac.in/" text:style-name="Internet_20_link" text:visited-style-name="Visited_20_Internet_20_Link">www.iiith.ac.in</text:a></text:p>
      <text:p text:style-name="P3"><text:s text:c="6"/><text:span text:style-name="T1">b: ping -c 100 </text:span><text:a xlink:type="simple" xlink:href="http://www.iiith.ac.in/" text:style-name="Internet_20_link" text:visited-style-name="Visited_20_Internet_20_Link"><text:span text:style-name="T1">www.iiith.ac.in</text:span></text:a><text:span text:style-name="T1"> : </text:span><text:span text:style-name="T2">55.393</text:span></text:p>
      <text:p text:style-name="P3"><text:span text:style-name="T1"><text:s text:c="6"/>c: <text:s/>ping -c 10 192.168.129.2 : .</text:span><text:span text:style-name="T2">531</text:span></text:p>
      <text:p text:style-name="P4"><text:tab/>ping -c 10 192.168.1.<text:span text:style-name="T2">1: 4.939</text:span></text:p>
      <text:p text:style-name="P5"><text:tab/>ping -c 10 122.160.220.236: 8.028</text:p>
      <text:p text:style-name="P5"><text:tab/>ping -c 10 125.18.20.101: 8.732</text:p>
      <text:p text:style-name="P5"><text:tab/>ping -c 10 182.79.198.222: 46.266</text:p>
      <text:p text:style-name="P5"><text:s text:c="6"/><text:span text:style-name="T4">d:<text:tab/>?</text:span></text:p>
      <text:p text:style-name="P6">Q<text:span text:style-name="T3">5</text:span> a: <text:tab/>nslookup google.com</text:p>
      <text:p text:style-name="P6"><text:tab/>nslookup -type=ns google.com</text:p>
      <text:p text:style-name="P6"><text:tab/>nslookup ns1.google.com</text:p>
      <text:p text:style-name="P6"><text:tab/>nslookup google.com ns1.google.com</text:p>
      <text:p text:style-name="P6"><text:s text:c="6"/><text:span text:style-name="T3">b:<text:tab/>nslookup -debug google.com</text:span></text:p>
      <text:p text:style-name="P5"><text:tab/><text:tab/><text:tab/><text:tab/><text:tab/><text:tab/></text:p>
      <text:p text:style-name="P7">Q4 a:<text:tab/>ping -M do -c 1 -s 3000 <text:a xlink:type="simple" xlink:href="http://www.google.com/" text:style-name="Internet_20_link" text:visited-style-name="Visited_20_Internet_20_Link">www.google.com</text:a></text:p>
      <text:p text:style-name="P7"><text:s text:c="6"/>b:<text:tab/>netstat -atp</text:p>
      <text:p text:style-name="P7"/>
      <text:p text:style-name="P7">Q3 a:<text:tab/><text:span text:style-name="T5">ifconfig par eth0 vala</text:span></text:p>
      <text:p text:style-name="P8"><text:s text:c="6"/>b:<text:tab/>diff bcoz whatis par public ip and ifconfig se private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3T08:46:54.406947702</dc:date>
    <meta:editing-duration>PT1H29M39S</meta:editing-duration>
    <meta:editing-cycles>9</meta:editing-cycles>
    <meta:generator>LibreOffice/7.2.1.2$Linux_X86_64 LibreOffice_project/20$Build-2</meta:generator>
    <meta:document-statistic meta:table-count="0" meta:image-count="0" meta:object-count="0" meta:page-count="1" meta:paragraph-count="19" meta:word-count="96" meta:character-count="614" meta:non-whitespace-character-count="485"/>
  </office:meta>
</office:document-meta>
</file>